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1e3" officeooo:paragraph-rsid="001a91e3"/>
    </style:style>
    <style:style style:name="P2" style:family="paragraph" style:parent-style-name="Standard" style:list-style-name="L1">
      <style:text-properties officeooo:rsid="001a91e3" officeooo:paragraph-rsid="001a91e3"/>
    </style:style>
    <style:style style:name="P3" style:family="paragraph" style:parent-style-name="Standard" style:list-style-name="L2">
      <style:text-properties officeooo:rsid="001a91e3" officeooo:paragraph-rsid="001a91e3"/>
    </style:style>
    <style:style style:name="P4" style:family="paragraph" style:parent-style-name="Standard" style:list-style-name="L2">
      <style:text-properties officeooo:rsid="001a91e3" officeooo:paragraph-rsid="001efca0"/>
    </style:style>
    <style:style style:name="P5" style:family="paragraph" style:parent-style-name="Standard" style:list-style-name="L2">
      <style:text-properties officeooo:rsid="001d4922" officeooo:paragraph-rsid="001d4922"/>
    </style:style>
    <style:style style:name="P6" style:family="paragraph" style:parent-style-name="Standard" style:list-style-name="L3">
      <style:text-properties officeooo:rsid="001d4922" officeooo:paragraph-rsid="001d4922"/>
    </style:style>
    <style:style style:name="P7" style:family="paragraph" style:parent-style-name="Standard" style:list-style-name="L1">
      <style:text-properties officeooo:rsid="001abe4a" officeooo:paragraph-rsid="001abe4a"/>
    </style:style>
    <style:style style:name="P8" style:family="paragraph" style:parent-style-name="Standard" style:list-style-name="L3">
      <style:text-properties officeooo:paragraph-rsid="001d4922"/>
    </style:style>
    <style:style style:name="P9" style:family="paragraph" style:parent-style-name="Standard" style:list-style-name="L2">
      <style:text-properties officeooo:rsid="0020515e" officeooo:paragraph-rsid="0020515e"/>
    </style:style>
    <style:style style:name="P10" style:family="paragraph" style:parent-style-name="Standard" style:list-style-name="L1">
      <style:text-properties officeooo:rsid="00209a43" officeooo:paragraph-rsid="00209a43"/>
    </style:style>
    <style:style style:name="T1" style:family="text">
      <style:text-properties officeooo:rsid="001d4922"/>
    </style:style>
    <style:style style:name="T2" style:family="text">
      <style:text-properties officeooo:rsid="001ef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</text:p>
      <text:list xml:id="list2565369471" text:style-name="L1">
        <text:list-item>
          <text:p text:style-name="P2">0x7fffffffe708</text:p>
          <text:p text:style-name="P2"/>
        </text:list-item>
        <text:list-item>
          <text:p text:style-name="P2">0x7fffffffea00</text:p>
          <text:p text:style-name="P2"/>
        </text:list-item>
        <text:list-item>
          <text:p text:style-name="P2">0x555555554860</text:p>
          <text:p text:style-name="P2"/>
        </text:list-item>
        <text:list-item>
          <text:p text:style-name="P10">In the first call it showed main pushed in stack, after running to a few liines it showed main and strlen pushed in stack, after that the program terminated because gdb was unable to process strlen. But I ran info stack in another program and it showed the push of main, variables, functions etc.</text:p>
          <text:p text:style-name="P7"/>
        </text:list-item>
        <text:list-item>
          <text:p text:style-name="P7">Address of frame</text:p>
          <text:p text:style-name="P7">info frame gave the info of saved registers and their addresses</text:p>
          <text:p text:style-name="P7">The language used in program</text:p>
          <text:p text:style-name="P7">Previous frame’s sp address</text:p>
          <text:p text:style-name="P7"/>
        </text:list-item>
      </text:list>
      <text:p text:style-name="P1"/>
      <text:p text:style-name="P1">B)</text:p>
      <text:list xml:id="list2951999486" text:style-name="L2">
        <text:list-item>
          <text:p text:style-name="P3">elf64-x86-64</text:p>
        </text:list-item>
        <text:list-item>
          <text:p text:style-name="P3">i386:x86-64</text:p>
        </text:list-item>
        <text:list-item>
          <text:p text:style-name="P5">Segments:</text:p>
        </text:list-item>
      </text:list>
      <text:list xml:id="list3513904634" text:style-name="L3">
        <text:list-item>
          <text:p text:style-name="P8">.<text:span text:style-name="T1">init</text:span></text:p>
        </text:list-item>
        <text:list-item>
          <text:p text:style-name="P6">.plt</text:p>
        </text:list-item>
        <text:list-item>
          <text:p text:style-name="P6">.plt.got</text:p>
        </text:list-item>
        <text:list-item>
          <text:p text:style-name="P6">.t<text:span text:style-name="T2">e</text:span>xt</text:p>
        </text:list-item>
        <text:list-item>
          <text:p text:style-name="P6">.rodata</text:p>
        </text:list-item>
      </text:list>
      <text:list xml:id="list191118094951324" text:continue-list="list2951999486" text:style-name="L2">
        <text:list-item>
          <text:p text:style-name="P4">.<text:span text:style-name="T2">text</text:span>, 0x555555554860</text:p>
        </text:list-item>
        <text:list-item>
          <text:p text:style-name="P9">Stack and heap are created while execution, so the answer is No for bot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9:10:23.622105207</meta:creation-date>
    <dc:date>2017-08-24T19:11:17.358876679</dc:date>
    <meta:editing-duration>PT17M18S</meta:editing-duration>
    <meta:editing-cycles>4</meta:editing-cycles>
    <meta:generator>LibreOffice/5.4.0.3$Linux_X86_64 LibreOffice_project/40m0$Build-3</meta:generator>
    <meta:document-statistic meta:table-count="0" meta:image-count="0" meta:object-count="0" meta:page-count="1" meta:paragraph-count="20" meta:word-count="121" meta:character-count="665" meta:non-whitespace-character-count="579"/>
  </office:meta>
</office:document-meta>
</file>